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1" svg:font-family="Lucidasans"/>
    <style:font-face style:name="StarSymbol" svg:font-family="StarSymbol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2.501cm" fo:margin-right="2.769cm" fo:text-align="justify" style:justify-single-word="false" fo:text-indent="0cm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paragraph-properties fo:break-before="page"/>
    </style:style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1" text:display-levels="5">
        <style:list-level-properties text:min-label-distance="0.381cm"/>
      </text:list-level-style-number>
      <text:list-level-style-number text:level="6" style:num-format="1" text:display-levels="6">
        <style:list-level-properties text:min-label-distance="0.381cm"/>
      </text:list-level-style-number>
      <text:list-level-style-number text:level="7" style:num-format="1" text:display-levels="7">
        <style:list-level-properties text:min-label-distance="0.381cm"/>
      </text:list-level-style-number>
      <text:list-level-style-number text:level="8" style:num-format="1" text:display-levels="8">
        <style:list-level-properties text:min-label-distance="0.381cm"/>
      </text:list-level-style-number>
      <text:list-level-style-number text:level="9" style:num-format="1" text:display-levels="9">
        <style:list-level-properties text:min-label-distance="0.381cm"/>
      </text:list-level-style-number>
      <text:list-level-style-number text:level="10" style:num-format="1" text:display-levels="10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eading Arjun Appadurai</text:p>
      <text:p text:style-name="Standard">Ch2 - Disjuncture and Difference in the Global Cultural Economy </text:p>
      <text:h text:style-name="Heading_20_1" text:outline-level="1">modern world an interactive system</text:h>
      <text:p text:style-name="Standard">Appadurai sees our modern world as being an interavtive system in a 'strikingly new sense' </text:p>
      <text:list text:style-name="L1">
        <text:list-item>
          <text:p text:style-name="P1">interaction (cultural flows)</text:p>
        </text:list-item>
        <text:list-item>
          <text:p text:style-name="P2">geographical restrictions</text:p>
        </text:list-item>
        <text:list-item>
          <text:p text:style-name="P2">ecological restrictions</text:p>
        </text:list-item>
        <text:list-item>
          <text:p text:style-name="P2">resistance to 'the other'</text:p>
        </text:list-item>
        <text:list-item>
          <text:p text:style-name="P2">caused by warfare</text:p>
        </text:list-item>
        <text:list-item>
          <text:p text:style-name="P2">caused by religious onversion</text:p>
        </text:list-item>
        <text:list-item>
          <text:p text:style-name="P1">scale of modern society</text:p>
        </text:list-item>
      </text:list>
      <text:p text:style-name="P3">Anthropology and history demonstrate that "culture gravity seemed always to pull away from the formation of large-scale ecumens [...] towards smaller scale accretations of intimacy and interest" </text:p>
      <text:h text:style-name="Heading_20_2" text:outline-level="2">cross-societal bonds formed amoungst people</text:h>
      <text:p text:style-name="Standard">take into consideration the accelerating effect of technology and also the complexity of colonial relationships </text:p>
      <text:list text:style-name="L2">
        <text:list-item>
          <text:list>
            <text:list-item>
              <text:list>
                <text:list-item>
                  <text:p text:style-name="P4">money</text:p>
                </text:list-item>
                <text:list-item>
                  <text:p text:style-name="P4">commerce</text:p>
                </text:list-item>
                <text:list-item>
                  <text:p text:style-name="P4">conquest</text:p>
                </text:list-item>
                <text:list-item>
                  <text:p text:style-name="P4">migration</text:p>
                </text:list-item>
              </text:list>
            </text:list-item>
          </text:list>
        </text:list-item>
      </text:list>
      <text:h text:style-name="Heading_20_2" text:outline-level="2">role of "print capitalism"</text:h>
      <text:p text:style-name="Standard">C20 precursor to the digital age </text:p>
      <text:list text:style-name="L3">
        <text:list-item>
          <text:p text:style-name="P5">literacy, numeracy and culture for the masses</text:p>
        </text:list-item>
        <text:list-item>
          <text:p text:style-name="P5">"new media order"</text:p>
          <text:list>
            <text:list-item>
              <text:list>
                <text:list-item>
                  <text:p text:style-name="P6">changing geopolitics, generating <text:span text:style-name="T1">new conditions of neighbourliness</text:span> and at the same time <text:span text:style-name="T1">communities with no sense of space</text:span> </text:p>
                </text:list-item>
              </text:list>
            </text:list-item>
          </text:list>
        </text:list-item>
      </text:list>
      <text:p text:style-name="P7"><text:tab/></text:p>
      <text:h text:style-name="P8" text:outline-level="1">politics of memory</text:h>
      <text:p text:style-name="Standard">interest in retro-american culture in Philippines - americanisation that is not in "synchrony with the referential wolrd" p.29 </text:p>
      <text:p text:style-name="Standard"/>
      <text:p text:style-name="Standard">a <text:span text:style-name="T2">false perception</text:span> of the pervasivness of cultural flows p 30-31 </text:p>
      <text:p text:style-name="Standard"/>
      <text:p text:style-name="Standard">traditional ideas of nation states and of national identies reformed</text:p>
      <text:p text:style-name="Standard">nation states and nation identies need to understand themselves in a new way, as 'node' in a "complex transnational construction of imaginary landscapes" p.31 </text:p>
      <text:p text:style-name="Standard">imaginary landscapes mediated through "complex prisim" of modern media</text:p>
      <text:p text:style-name="Standard"/>
      <text:p text:style-name="Standard">How to understand the term imaginary</text:p>
      <text:list text:style-name="L5">
        <text:list-item>
          <text:p text:style-name="P9">images mechanically produced </text:p>
        </text:list-item>
        <text:list-item>
          <text:p text:style-name="P9">imagined community </text:p>
        </text:list-item>
        <text:list-item>
          <text:p text:style-name="P9">the imaginary </text:p>
        </text:list-item>
      </text:list>
      <text:p text:style-name="Standard"/>
      <text:p text:style-name="Standard">modern media alters our perception of our landscape and our depth of field in seeing our horizon by its speed and pervasivness. Modern media warps time and space. Virilio, P.</text:p>
      <text:list text:style-name="L6">
        <text:list-item>
          <text:p text:style-name="P10">politics of imagination</text:p>
        </text:list-item>
      </text:list>
      <text:p text:style-name="Standard">caused by the self-consciousness becoming self-conscious - Hegalian conception of humanities development. </text:p>
      <text:p text:style-name="Standard"/>
      <text:list text:style-name="L7">
        <text:list-header>
          <text:p text:style-name="P11">imagination: organised social practice, of work, of negotiation between individuals and the collective : <text:span text:style-name="T3">the exploration of what is possible</text:span></text:p>
        </text:list-header>
      </text:list>
      <text:p text:style-name="P12"/>
      <text:p text:style-name="P12"/>
      <text:p text:style-name="P12"/>
      <text:h text:style-name="Heading_20_2" text:outline-level="2">false perception of cultural flows</text:h>
      <text:h text:style-name="Heading_20_3" text:outline-level="3">homogenization</text:h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13">americanization: any given society has nearer neighbours (geographically, historically,culturally, ethnically) that present a greater homogenization threat than that of America. </text:p>
                    </text:list-item>
                    <text:list-item>
                      <text:p text:style-name="P13">commoditization: internal homogenisation from 'other' and tyranny against minority group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hetrogenization</text:h>
      <text:p text:style-name="Text_20_body"/>
      <text:h text:style-name="Heading_20_1" text:outline-level="1" text:is-list-header="true"/>
      <text:h text:style-name="P8" text:outline-level="1" text:is-list-header="true"/>
      <text:h text:style-name="Heading_20_1" text:outline-level="1">metaphor of scapes used to understand globalisation</text:h>
      <text:p text:style-name="Standard"/>
      <text:h text:style-name="Heading_20_2" text:outline-level="2">rejecting (multi)centre-(multi)periphery models</text:h>
      <text:h text:style-name="Heading_20_2" text:outline-level="2">rejecting migration theories on globalisation (push/pull)</text:h>
      <text:h text:style-name="Heading_20_2" text:outline-level="2">rejecting neo-Marxist models of consumers and producers or uneven development</text:h>
      <text:p text:style-name="Standard">scapes include politics of ethnicity which structural models which emphasise technology, labour and finance leave out. </text:p>
      <text:h text:style-name="Heading_20_2" text:outline-level="2">rejecting traditional balance of trade models based on empire and colonisation</text:h>
      <text:p text:style-name="Text_20_body"/>
      <text:p text:style-name="Text_20_body"/>
      <text:p text:style-name="Text_20_body"/>
      <text:h text:style-name="Heading_20_2" text:outline-level="2">a "general theory of globalisation"?</text:h>
      <text:p text:style-name="Standard">a discussion of macro-metaphors pp 46-47 </text:p>
      <text:list text:style-name="L9">
        <text:list-item>
          <text:p text:style-name="P14">fractals: proposing a Copernican revolution, leaving boundaries and structure or regularity behind in favour of fractals</text:p>
        </text:list-item>
        <text:list-item>
          <text:p text:style-name="P14">recognition of overlaps and resemblanaces, no more seperation for comparrision</text:p>
        </text:list-item>
        <text:list-item>
          <text:p text:style-name="P14">not system but dynamic, overlapping, complexity</text:p>
        </text:list-item>
        <text:list-item>
          <text:p text:style-name="P14">process - flow and uncertainty, chaos, transparently volitile</text:p>
        </text:list-item>
        <text:list-item>
          <text:p text:style-name="P14">context dependency of other models</text:p>
        </text:list-item>
      </text:list>
      <text:p text:style-name="Text_20_body"/>
      <text:p text:style-name="P15"/>
      <text:h text:style-name="Heading_20_1" text:outline-level="1">global cultural flow</text:h>
      <text:h text:style-name="Heading_20_2" text:outline-level="2">quantitive shift in speed and scale of cultural flows</text:h>
      <text:h text:style-name="Heading_20_2" text:outline-level="2">following "non-isomorphoric paths"</text:h>
      <text:p text:style-name="Text_20_body">isomorphism : From maths/algebra: <text:span text:style-name="T4">to realise that two groups are structurally the same</text:span>, even though the name and notations of elements are different </text:p>
      <text:h text:style-name="Heading_20_2" text:outline-level="2">deterritorialization</text:h>
      <text:p text:style-name="Standard">decoupling of ethnicity from geography through migration, creating dispora. </text:p>
      <text:p text:style-name="Standard">p37-38 </text:p>
      <text:list text:style-name="L10">
        <text:list-item>
          <text:list>
            <text:list-item>
              <text:list>
                <text:list-item>
                  <text:p text:style-name="P16">creates new markets of cultural creativity, import and export of which mass-media only a partial guide </text:p>
                </text:list-item>
                <text:list-item>
                  <text:p text:style-name="P16">creates conflict between existing nation-states and deterritorialized groupings</text:p>
                </text:list-item>
              </text:list>
            </text:list-item>
          </text:list>
        </text:list-item>
      </text:list>
      <text:p text:style-name="Text_20_body"/>
      <text:h text:style-name="Heading_20_1" text:outline-level="1">role of nation state in disjunctive global economy of culture</text:h>
      <text:list text:style-name="L11">
        <text:list-item>
          <text:p text:style-name="P17">nation builders seeking to capture state, state seeking to capture nationhood : British National Party, debates on Britishness and Great Britian Plc </text:p>
        </text:list-item>
        <text:list-item>
          <text:p text:style-name="P17">the hyphen that links [nation-state] is now less an icon of conjecture than an index of disjuncture - p.39</text:p>
        </text:list-item>
        <text:list-item>
          <text:p text:style-name="P17">battles are of and for an imagined landscape</text:p>
        </text:list-item>
        <text:list-item>
          <text:p text:style-name="P17">externalities squeezing the nation-state, relationship and role in other disjunctures</text:p>
        </text:list-item>
      </text:list>
      <text:p text:style-name="Standard">examples of disjunctures between scapes and the effect of these on the nation-state - p.40 </text:p>
      <text:p text:style-name="Standard"/>
      <text:p text:style-name="Standard">the nation-state is presured into openness by externalities and to forced into closure by internal threats to its identity </text:p>
      <text:h text:style-name="Heading_20_1" text:outline-level="1">the family and reproduction</text:h>
      <text:p text:style-name="Standard">as an anthropologist Appadurai is interested in how small-groups, especially the family, "deal with these new global realities as the seek to reproduce themselves and, in doing so, by accident <text:span text:style-name="T3">reproduce cultural forms themselves?</text:span>" [emp added] p.4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1" svg:font-family="Lucidasans"/>
    <style:font-face style:name="StarSymbol" svg:font-family="StarSymbol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24T22:26:45</meta:creation-date>
    <dc:creator>Roib Dyke</dc:creator>
    <dc:date>2007-10-24T22:55:49</dc:date>
    <meta:printed-by>Roib Dyke</meta:printed-by>
    <meta:print-date>2007-10-24T22:43:42</meta:print-date>
    <dc:language>de-DE</dc:language>
    <meta:editing-cycles>3</meta:editing-cycles>
    <meta:editing-duration>PT29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4" meta:word-count="679" meta:character-count="4706"/>
  </office:meta>
</office:document-meta>
</file>